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 draw:shadow="hidden"/>
    </style:style>
    <style:style style:name="gr4" style:family="graphic" style:parent-style-name="standard">
      <style:graphic-properties draw:stroke="none" svg:stroke-color="#ffffff" draw:fill="none"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524cm" svg:x="0.383cm" svg:y="6.152cm">
          <text:p text:style-name="P1">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54cm" svg:height="1.524cm" svg:x="3.558cm" svg:y="6.152cm">
          <text:p text:style-name="P1">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524cm" svg:x="6.733cm" svg:y="6.152cm">
          <text:p text:style-name="P1">S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524cm" svg:x="9.908cm" svg:y="6.152cm">
          <text:p text:style-name="P1">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524cm" svg:x="13.083cm" svg:y="6.152cm">
          <text:p text:style-name="P1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035cm" svg:y1="4.467cm" svg:x2="13.735cm" svg:y2="4.467cm">
          <text:p/>
        </draw:line>
        <draw:line draw:style-name="gr3" draw:text-style-name="P1" draw:layer="layout" svg:x1="2.305cm" svg:y1="5.137cm" svg:x2="15.005cm" svg:y2="5.137cm">
          <text:p/>
        </draw:line>
        <draw:line draw:style-name="gr2" draw:text-style-name="P1" draw:layer="layout" svg:x1="1.043cm" svg:y1="4.467cm" svg:x2="1.035cm" svg:y2="6.223cm">
          <text:p/>
        </draw:line>
        <draw:line draw:style-name="gr2" draw:text-style-name="P1" draw:layer="layout" svg:x1="4.21cm" svg:y1="6.223cm" svg:x2="4.21cm" svg:y2="4.467cm">
          <text:p/>
        </draw:line>
        <draw:line draw:style-name="gr2" draw:text-style-name="P1" draw:layer="layout" svg:x1="7.385cm" svg:y1="6.223cm" svg:x2="7.385cm" svg:y2="4.467cm">
          <text:p/>
        </draw:line>
        <draw:line draw:style-name="gr2" draw:text-style-name="P1" draw:layer="layout" svg:x1="10.56cm" svg:y1="6.223cm" svg:x2="10.56cm" svg:y2="4.467cm">
          <text:p/>
        </draw:line>
        <draw:line draw:style-name="gr2" draw:text-style-name="P1" draw:layer="layout" svg:x1="13.735cm" svg:y1="6.223cm" svg:x2="13.735cm" svg:y2="4.467cm">
          <text:p/>
        </draw:line>
        <draw:line draw:style-name="gr3" draw:text-style-name="P1" draw:layer="layout" svg:x1="2.305cm" svg:y1="5.137cm" svg:x2="2.305cm" svg:y2="6.28cm">
          <text:p/>
        </draw:line>
        <draw:line draw:style-name="gr3" draw:text-style-name="P1" draw:layer="layout" svg:x1="5.48cm" svg:y1="5.137cm" svg:x2="5.48cm" svg:y2="6.28cm">
          <text:p/>
        </draw:line>
        <draw:line draw:style-name="gr3" draw:text-style-name="P1" draw:layer="layout" svg:x1="8.655cm" svg:y1="5.137cm" svg:x2="8.655cm" svg:y2="6.28cm">
          <text:p/>
        </draw:line>
        <draw:line draw:style-name="gr3" draw:text-style-name="P1" draw:layer="layout" svg:x1="11.83cm" svg:y1="5.137cm" svg:x2="11.83cm" svg:y2="6.28cm">
          <text:p/>
        </draw:line>
        <draw:line draw:style-name="gr3" draw:text-style-name="P1" draw:layer="layout" svg:x1="15.005cm" svg:y1="5.137cm" svg:x2="15.005cm" svg:y2="6.28cm">
          <text:p/>
        </draw:line>
        <draw:line draw:style-name="gr2" draw:text-style-name="P1" draw:layer="layout" svg:x1="4.845cm" svg:y1="4.467cm" svg:x2="4.845cm" svg:y2="3.81cm">
          <text:p/>
        </draw:line>
        <draw:line draw:style-name="gr3" draw:text-style-name="P1" draw:layer="layout" svg:x1="11.195cm" svg:y1="5.08cm" svg:x2="11.195cm" svg:y2="3.81cm">
          <text:p/>
        </draw:line>
        <draw:custom-shape draw:style-name="gr4" draw:text-style-name="P1" draw:layer="layout" svg:width="3.81cm" svg:height="0.635cm" svg:x="0.527cm" svg:y="1.905cm">
          <text:p text:style-name="P1">Src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0.635cm" svg:x="6.877cm" svg:y="1.905cm">
          <text:p text:style-name="P1">Src 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62cm" svg:height="1.905cm" svg:x="4.21cm" svg:y="9.67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5.48cm" svg:y1="10.944cm" svg:x2="3.448cm" svg:y2="10.944cm">
          <text:p/>
        </draw:line>
        <draw:line draw:style-name="gr2" draw:text-style-name="P1" draw:layer="layout" svg:x1="8.02cm" svg:y1="11.579cm" svg:x2="8.02cm" svg:y2="12.192cm">
          <text:p/>
        </draw:line>
        <draw:custom-shape draw:style-name="gr4" draw:text-style-name="P1" draw:layer="layout" svg:width="3.81cm" svg:height="0.635cm" svg:x="-0.235cm" svg:y="10.563cm">
          <text:p text:style-name="P1">OpSelec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0.635cm" svg:x="3.321cm" svg:y="13.208cm">
          <text:p text:style-name="P1">Ds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03cm" svg:y1="7.676cm" svg:x2="8.003cm" svg:y2="9.651cm">
          <text:p/>
        </draw:line>
        <draw:line draw:style-name="gr2" draw:text-style-name="P1" draw:layer="layout" svg:x1="6.733cm" svg:y1="8.246cm" svg:x2="6.733cm" svg:y2="9.651cm">
          <text:p/>
        </draw:line>
        <draw:line draw:style-name="gr2" draw:text-style-name="P1" draw:layer="layout" svg:x1="9.273cm" svg:y1="8.246cm" svg:x2="9.29cm" svg:y2="9.652cm">
          <text:p/>
        </draw:line>
        <draw:line draw:style-name="gr2" draw:text-style-name="P1" draw:layer="layout" svg:x1="5.48cm" svg:y1="8.904cm" svg:x2="5.48cm" svg:y2="9.639cm">
          <text:p/>
        </draw:line>
        <draw:line draw:style-name="gr2" draw:text-style-name="P1" draw:layer="layout" svg:x1="10.56cm" svg:y1="8.904cm" svg:x2="10.56cm" svg:y2="9.639cm">
          <text:p/>
        </draw:line>
        <draw:line draw:style-name="gr2" draw:text-style-name="P1" draw:layer="layout" svg:x1="1.67cm" svg:y1="8.904cm" svg:x2="5.48cm" svg:y2="8.904cm">
          <text:p/>
        </draw:line>
        <draw:line draw:style-name="gr2" draw:text-style-name="P1" draw:layer="layout" svg:x1="4.828cm" svg:y1="8.246cm" svg:x2="6.733cm" svg:y2="8.246cm">
          <text:p/>
        </draw:line>
        <draw:line draw:style-name="gr2" draw:text-style-name="P1" draw:layer="layout" svg:x1="11.178cm" svg:y1="8.246cm" svg:x2="9.273cm" svg:y2="8.246cm">
          <text:p/>
        </draw:line>
        <draw:line draw:style-name="gr2" draw:text-style-name="P1" draw:layer="layout" svg:x1="14.37cm" svg:y1="8.904cm" svg:x2="10.56cm" svg:y2="8.904cm">
          <text:p/>
        </draw:line>
        <draw:line draw:style-name="gr2" draw:text-style-name="P1" draw:layer="layout" svg:x1="1.67cm" svg:y1="8.89cm" svg:x2="1.653cm" svg:y2="7.676cm">
          <text:p/>
        </draw:line>
        <draw:line draw:style-name="gr2" draw:text-style-name="P1" draw:layer="layout" svg:x1="4.845cm" svg:y1="8.255cm" svg:x2="4.828cm" svg:y2="7.676cm">
          <text:p/>
        </draw:line>
        <draw:line draw:style-name="gr2" draw:text-style-name="P1" draw:layer="layout" svg:x1="11.195cm" svg:y1="8.255cm" svg:x2="11.178cm" svg:y2="7.676cm">
          <text:p/>
        </draw:line>
        <draw:line draw:style-name="gr2" draw:text-style-name="P1" draw:layer="layout" svg:x1="14.37cm" svg:y1="8.89cm" svg:x2="14.353cm" svg:y2="7.676cm">
          <text:p/>
        </draw:line>
        <draw:custom-shape draw:style-name="gr1" draw:text-style-name="P2" draw:layer="layout" svg:width="2.54cm" svg:height="0.635cm" svg:x="6.75cm" svg:y="12.192cm">
          <text:p text:style-name="P1"><text:span text:style-name="T1">TempReg3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0.635cm" draw:transform="rotate (3.13356413903062) translate (8.909cm 13.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1.778cm" svg:height="0.635cm" svg:x="3.956cm" svg:y="1.905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1.778cm" svg:height="0.635cm" svg:x="10.306cm" svg:y="1.9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7.385cm" svg:y1="13.589cm" svg:x2="5.988cm" svg:y2="13.589cm">
          <text:p/>
        </draw:line>
        <draw:line draw:style-name="gr2" draw:text-style-name="P1" draw:layer="layout" svg:x1="8.02cm" svg:y1="12.827cm" svg:x2="8.02cm" svg:y2="13.335cm">
          <text:p/>
        </draw:line>
        <draw:custom-shape draw:style-name="gr1" draw:text-style-name="P2" draw:layer="layout" svg:width="2.54cm" svg:height="0.635cm" svg:x="3.575cm" svg:y="3.175cm">
          <text:p text:style-name="P1"><text:span text:style-name="T1">TempReg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9.925cm" svg:y="3.175cm">
          <text:p text:style-name="P1"><text:span text:style-name="T1">TempReg2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4.21cm" svg:y1="2.286cm" svg:x2="3.448cm" svg:y2="2.286cm">
          <text:p/>
        </draw:line>
        <draw:line draw:style-name="gr2" draw:text-style-name="P1" draw:layer="layout" svg:x1="10.56cm" svg:y1="2.286cm" svg:x2="9.798cm" svg:y2="2.286cm">
          <text:p/>
        </draw:line>
        <draw:line draw:style-name="gr2" draw:text-style-name="P1" draw:layer="layout" svg:x1="4.845cm" svg:y1="2.54cm" svg:x2="4.845cm" svg:y2="3.175cm">
          <text:p/>
        </draw:line>
        <draw:line draw:style-name="gr2" draw:text-style-name="P1" draw:layer="layout" svg:x1="11.195cm" svg:y1="2.54cm" svg:x2="11.195cm" svg:y2="3.175cm">
          <text:p/>
        </draw:line>
        <draw:custom-shape draw:style-name="gr1" draw:text-style-name="P2" draw:layer="layout" svg:width="2.54cm" svg:height="0.762cm" svg:x="1.67cm" svg:y="0.108cm">
          <text:p text:style-name="P2"><text:span text:style-name="T1">Register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762cm" svg:x="4.21cm" svg:y="0.108cm">
          <text:p text:style-name="P2"><text:span text:style-name="T1">Register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762cm" svg:x="11.83cm" svg:y="0.108cm">
          <text:p text:style-name="P2"><text:span text:style-name="T1">Register 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762cm" svg:x="6.75cm" svg:y="0.108cm">
          <text:p text:style-name="P1">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002cm" fo:page-height="14.2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0:55:31.136478195</meta:creation-date>
    <dc:date>2018-01-30T11:24:04.933848433</dc:date>
    <meta:editing-duration>PT2M5S</meta:editing-duration>
    <meta:editing-cycles>2</meta:editing-cycles>
    <meta:generator>LibreOffice/4.2.8.2$Linux_X86_64 LibreOffice_project/420m0$Build-2</meta:generator>
    <meta:document-statistic meta:object-count="55"/>
  </office:meta>
</office:document-meta>
</file>